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2024-02-07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552" calcext:value-type="float">
            <text:p>82.2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2023-01-17 1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3776" calcext:value-type="float">
            <text:p>80.5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2022-01-11 16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5824" calcext:value-type="float">
            <text:p>76.3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2021-01-07 20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1352" calcext:value-type="float">
            <text:p>77.1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2020-01-06 17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38128" calcext:value-type="float">
            <text:p>74.93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2019-02-11 18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79504" calcext:value-type="float">
            <text:p>75.27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2018-01-03 18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17648" calcext:value-type="float">
            <text:p>78.7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2017-01-30 19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3984" calcext:value-type="float">
            <text:p>76.8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2016-01-07 19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82456" calcext:value-type="float">
            <text:p>85.18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2015-01-28 20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06184" calcext:value-type="float">
            <text:p>83.00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2014-09-16 15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328" calcext:value-type="float">
            <text:p>110.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2014-01-15 18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64792" calcext:value-type="float">
            <text:p>77.9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2013-08-15 17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496" calcext:value-type="float">
            <text:p>130.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2013-01-07 21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6676" calcext:value-type="float">
            <text:p>84.56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2012-09-21 13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08" calcext:value-type="float">
            <text:p>102.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2011-12-21 19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71488" calcext:value-type="float">
            <text:p>82.77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2011-09-20 16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328" calcext:value-type="float">
            <text:p>110.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2011-01-31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06168" calcext:value-type="float">
            <text:p>78.3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2010-01-19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51976" calcext:value-type="float">
            <text:p>85.15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2009-02-05 20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83608" calcext:value-type="float">
            <text:p>80.68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2008-09-02 18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76" calcext:value-type="float">
            <text:p>87.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2008-01-25 15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79264" calcext:value-type="float">
            <text:p>80.97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2007-11-07 15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96" calcext:value-type="float">
            <text:p>84.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2007-01-26 19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22904" calcext:value-type="float">
            <text:p>79.62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2006-09-08 17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752" calcext:value-type="float">
            <text:p>106.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2006-02-01 19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84024" calcext:value-type="float">
            <text:p>88.58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2005-09-02 17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904" calcext:value-type="float">
            <text:p>113.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2005-06-07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336" calcext:value-type="float">
            <text:p>116.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2005-01-19 14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17696" calcext:value-type="float">
            <text:p>92.81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2004-11-17 16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688" calcext:value-type="float">
            <text:p>93.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2004-09-16 17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808" calcext:value-type="float">
            <text:p>113.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2004-04-20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328" calcext:value-type="float">
            <text:p>110.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2004-01-28 15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53816" calcext:value-type="float">
            <text:p>92.25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2003-11-13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6" calcext:value-type="float">
            <text:p>99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2003-09-23 16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48" calcext:value-type="float">
            <text:p>117.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2003-04-22 17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952" calcext:value-type="float">
            <text:p>113.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2003-01-07 17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10248" calcext:value-type="float">
            <text:p>95.71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2002-11-21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312" calcext:value-type="float">
            <text:p>97.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2002-06-12 18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888" calcext:value-type="float">
            <text:p>100.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2002-04-19 18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432" calcext:value-type="float">
            <text:p>117.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2002-01-30 22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73816" calcext:value-type="float">
            <text:p>99.87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2001-04-26 18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432" calcext:value-type="float">
            <text:p>117.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2001-01-30 15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176" calcext:value-type="float">
            <text:p>102.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2000-10-04 17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56" calcext:value-type="float">
            <text:p>105.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2000-05-22 19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24" calcext:value-type="float">
            <text:p>115.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2000-02-08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168" calcext:value-type="float">
            <text:p>96.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1999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664" calcext:value-type="float">
            <text:p>112.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1999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088" calcext:value-type="float">
            <text:p>108.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1999-01-11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072" calcext:value-type="float">
            <text:p>95.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1998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384" calcext:value-type="float">
            <text:p>116.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1998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24" calcext:value-type="float">
            <text:p>110.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1998-01-16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688" calcext:value-type="float">
            <text:p>93.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1997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024" calcext:value-type="float">
            <text:p>95.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1997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616" calcext:value-type="float">
            <text:p>111.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1997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848" calcext:value-type="float">
            <text:p>106.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1997-01-14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352" calcext:value-type="float">
            <text:p>91.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1996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76" calcext:value-type="float">
            <text:p>112.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1996-01-12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92" calcext:value-type="float">
            <text:p>88.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1995-01-10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84" calcext:value-type="float">
            <text:p>86.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1994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32" calcext:value-type="float">
            <text:p>86.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1993-01-0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12" calcext:value-type="float">
            <text:p>96.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1992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96" calcext:value-type="float">
            <text:p>84.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1991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4" calcext:value-type="float">
            <text:p>85.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1990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736" calcext:value-type="float">
            <text:p>93.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1989-02-01 07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" calcext:value-type="float">
            <text:p>83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1988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06768" calcext:value-type="float">
            <text:p>83.10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1988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624" calcext:value-type="float">
            <text:p>80.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1987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64" calcext:value-type="float">
            <text:p>92.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1986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6" calcext:value-type="float">
            <text:p>99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1985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338" calcext:value-type="float">
            <text:p>79.9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1984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08632" calcext:value-type="float">
            <text:p>78.2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1983-08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3964" calcext:value-type="float">
            <text:p>80.9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1983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1982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82312" calcext:value-type="float">
            <text:p>80.98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1981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01224" calcext:value-type="float">
            <text:p>73.80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1981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9912" calcext:value-type="float">
            <text:p>73.20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1981-0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6136" calcext:value-type="float">
            <text:p>72.71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1980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14056" calcext:value-type="float">
            <text:p>71.31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1980-06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89088" calcext:value-type="float">
            <text:p>71.18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1980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34224" calcext:value-type="float">
            <text:p>71.13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1979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01152" calcext:value-type="float">
            <text:p>71.70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1979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85528" calcext:value-type="float">
            <text:p>73.18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1979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67424" calcext:value-type="float">
            <text:p>70.06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1978-09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0784" calcext:value-type="float">
            <text:p>70.28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1978-06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22216" calcext:value-type="float">
            <text:p>68.02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1977-0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7752" calcext:value-type="float">
            <text:p>63.9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1976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04368" calcext:value-type="float">
            <text:p>63.90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1976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516" calcext:value-type="float">
            <text:p>60.33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1976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84584" calcext:value-type="float">
            <text:p>62.58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1975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85424" calcext:value-type="float">
            <text:p>61.68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1975-0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432" calcext:value-type="float">
            <text:p>61.2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1974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18952" calcext:value-type="float">
            <text:p>61.71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1974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05008" calcext:value-type="float">
            <text:p>61.40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1974-06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9608" calcext:value-type="float">
            <text:p>60.10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1974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4056" calcext:value-type="float">
            <text:p>59.88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1973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5664" calcext:value-type="float">
            <text:p>59.79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1973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9736" calcext:value-type="float">
            <text:p>59.60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1973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5168" calcext:value-type="float">
            <text:p>58.87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1973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8888" calcext:value-type="float">
            <text:p>58.15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1972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7616" calcext:value-type="float">
            <text:p>57.88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1972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4768" calcext:value-type="float">
            <text:p>55.67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1971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0304" calcext:value-type="float">
            <text:p>55.01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1971-06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1632" calcext:value-type="float">
            <text:p>52.68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1971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71448" calcext:value-type="float">
            <text:p>51.97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1970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25728" calcext:value-type="float">
            <text:p>51.92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1970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3776" calcext:value-type="float">
            <text:p>50.02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1969-1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0264" calcext:value-type="float">
            <text:p>47.07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1969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6656" calcext:value-type="float">
            <text:p>50.20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1969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3264" calcext:value-type="float">
            <text:p>48.21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1968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3084" calcext:value-type="float">
            <text:p>48.63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1968-06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492" calcext:value-type="float">
            <text:p>46.98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1968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3528" calcext:value-type="float">
            <text:p>45.75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1967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5928" calcext:value-type="float">
            <text:p>45.90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1967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3232" calcext:value-type="float">
            <text:p>46.43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1967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0088" calcext:value-type="float">
            <text:p>44.90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1967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6528" calcext:value-type="float">
            <text:p>43.08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1966-1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12664" calcext:value-type="float">
            <text:p>43.41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1966-09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75248" calcext:value-type="float">
            <text:p>44.27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1966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0896" calcext:value-type="float">
            <text:p>42.2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1966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6744" calcext:value-type="float">
            <text:p>41.76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55095204301</text:p>
          </table:table-cell>
          <table:table-cell office:value-type="string" calcext:value-type="string">
            <text:p>1965-1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336" calcext:value-type="float">
            <text:p>45.9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41" meta:object-count="0"/>
    <meta:user-defined meta:name="AppVersion">3.0</meta:user-defined>
  </office:meta>
</office:document-meta>
</file>